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36in" style:rel-column-width="16383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标题</text:p>
      <text:p text:style-name="Title"/>
      <text:p text:style-name="P1"/>
      <text:p text:style-name="P1">学习目标</text:p>
      <text:p text:style-name="P1"/>
      <text:p text:style-name="P1">学习内容</text:p>
      <text:p text:style-name="P1"/>
      <text:p text:style-name="P1">学习重点</text:p>
      <text:p text:style-name="P1"/>
      <text:p text:style-name="P1">学习难点</text:p>
      <text:p text:style-name="P1"/>
      <text:p text:style-name="P1">学习过程</text:p>
      <text:p text:style-name="P1"/>
      <text:p text:style-name="P1"/>
      <table:table table:name="表格1" table:style-name="表格1">
        <table:table-column table:style-name="表格1.A" table:number-columns-repeated="4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/>
      <text:p text:style-name="P1"/>
      <text:p text:style-name="P1"/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9T20:02:25.509000000</dc:date>
    <meta:editing-duration>PT59S</meta:editing-duration>
    <meta:editing-cycles>3</meta:editing-cycles>
    <meta:document-statistic meta:table-count="1" meta:image-count="0" meta:object-count="0" meta:page-count="1" meta:paragraph-count="12" meta:word-count="38" meta:character-count="38" meta:non-whitespace-character-count="38"/>
  </office:meta>
</office:document-meta>
</file>